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3.3465in" style:use-optimal-column-width="false"/>
    </style:style>
    <style:style style:name="TableColumn4" style:family="table-column">
      <style:table-column-properties style:column-width="3.3465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First paragraph.</text:p>
      <text:p text:style-name="Standard"/>
      <text:p text:style-name="Standard">Second paragraph.</text:p>
      <text:p text:style-name="Normal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TableContents">Cell 1 1</text:p>
          </table:table-cell>
          <table:table-cell table:style-name="TableCell7">
            <text:p text:style-name="TableContents">Cell 1 2</text:p>
          </table:table-cell>
        </table:table-row>
        <table:table-row table:style-name="TableRow8">
          <table:table-cell table:style-name="TableCell9">
            <text:p text:style-name="TableContents">Cell 2 1</text:p>
          </table:table-cell>
          <table:table-cell table:style-name="TableCell10">
            <text:p text:style-name="TableContents">Cell 2 2</text:p>
          </table:table-cell>
        </table:table-row>
      </table:table>
      <text:p text:style-name="Standard"/>
      <text:p text:style-name="Standard">Last paragraph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c-Com</meta:initial-creator>
    <dc:creator>Pc-Com</dc:creator>
    <meta:creation-date>2016-12-10T18:32:00Z</meta:creation-date>
    <dc:date>2016-12-10T18:32:00Z</dc:date>
    <meta:template xlink:href="Normal.dotm" xlink:type="simple"/>
    <meta:editing-cycles>2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4" meta:character-count="91" meta:row-count="1" meta:non-whitespace-character-count="78"/>
  </office:meta>
</office:document-meta>
</file>